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5cm" svg:stroke-color="#ff0000" draw:marker-start-width="1.7cm" draw:marker-end-width="1.7cm" draw:fill="none" draw:textarea-vertical-align="middle" fo:padding-top="0.375cm" fo:padding-bottom="0.375cm" fo:padding-left="0.5cm" fo:padding-right="0.5cm"/>
    </style:style>
    <style:style style:name="gr2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width="0.2cm" svg:stroke-color="#ffffff" draw:marker-start-width="0.8cm" draw:marker-end-width="0.8cm" draw:fill="solid" draw:fill-color="#ff0000" draw:textarea-horizontal-align="justify" draw:textarea-vertical-align="middle" draw:auto-grow-height="false" fo:min-height="6.364cm" fo:min-width="3.386cm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stroke="dash" draw:stroke-dash="Fine_20_Dashed"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5.75cm" fo:min-width="5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14.632cm" svg:y1="12.451cm" svg:x2="17.22cm" svg:y2="12.451cm">
          <text:p/>
        </draw:line>
        <draw:line draw:style-name="gr1" draw:text-style-name="P1" xml:id="id2" draw:id="id2" draw:layer="layout" svg:x1="7.686cm" svg:y1="16.538cm" svg:x2="14.496cm" svg:y2="16.538cm">
          <text:p/>
        </draw:line>
        <draw:polygon draw:style-name="gr2" draw:text-style-name="P1" draw:layer="layout" svg:width="12.257cm" svg:height="19.075cm" svg:x="4.962cm" svg:y="8.363cm" svg:viewBox="0 0 12258 19076" draw:points="0,0 12258,0 12258,10900 9534,10900 9534,2725 9534,19076 2724,19076 2724,2725 2724,10900 0,10900 0,57">
          <text:p/>
        </draw:polygon>
        <draw:polygon draw:style-name="gr2" draw:text-style-name="P1" draw:layer="layout" svg:width="1.362cm" svg:height="4.085cm" draw:transform="rotate (1.5707963267949) translate (9.04747145263611cm 8.36288118364581cm)" svg:viewBox="0 0 1363 4086" draw:points="0,0 1363,0 1363,4086 0,4086">
          <text:p/>
        </draw:polygon>
        <draw:line draw:style-name="gr3" draw:text-style-name="P1" draw:layer="layout" svg:x1="7.822cm" svg:y1="26.621cm" svg:x2="14.359cm" svg:y2="26.621cm">
          <text:p/>
        </draw:line>
        <draw:line draw:style-name="gr3" draw:text-style-name="P1" draw:layer="layout" svg:x1="7.686cm" svg:y1="24.986cm" svg:x2="14.496cm" svg:y2="24.986cm">
          <text:p/>
        </draw:line>
        <draw:line draw:style-name="gr3" draw:text-style-name="P1" draw:layer="layout" svg:x1="7.686cm" svg:y1="25.803cm" svg:x2="14.496cm" svg:y2="25.803cm">
          <text:p/>
        </draw:line>
        <draw:custom-shape draw:style-name="gr4" draw:text-style-name="P2" draw:layer="layout" svg:width="4.086cm" svg:height="6.814cm" svg:x="9.047cm" svg:y="8.362cm">
          <text:p/>
          <draw:enhanced-geometry svg:viewBox="0 0 21600 21600" draw:type="rectangle" draw:enhanced-path="M 0 0 L 21600 0 21600 21600 0 21600 0 0 Z N"/>
        </draw:custom-shape>
        <draw:polyline draw:style-name="gr5" draw:text-style-name="P1" draw:layer="layout" svg:width="4.085cm" svg:height="1.362cm" svg:x="9.047cm" svg:y="13.813cm" svg:viewBox="0 0 4086 1363" draw:points="0,1363 2043,0 4086,1363">
          <text:p/>
        </draw:polyline>
        <draw:polyline draw:style-name="gr5" draw:text-style-name="P1" draw:layer="layout" svg:width="4.085cm" svg:height="1.362cm" svg:x="9.047cm" svg:y="12.996cm" svg:viewBox="0 0 4086 1363" draw:points="0,1363 2043,0 4086,1363">
          <text:p/>
        </draw:polyline>
        <draw:polyline draw:style-name="gr5" draw:text-style-name="P1" draw:layer="layout" svg:width="4.085cm" svg:height="1.362cm" svg:x="9.047cm" svg:y="12.178cm" svg:viewBox="0 0 4086 1363" draw:points="0,1363 2043,0 4086,1363">
          <text:p/>
        </draw:polyline>
        <draw:connector draw:style-name="gr6" draw:text-style-name="P1" draw:layer="layout" draw:type="line" svg:x1="22.164cm" svg:y1="17.135cm" svg:x2="17.22cm" svg:y2="12.451cm" draw:end-shape="id1" svg:d="M22164 17135l-4944-4684" svg:viewBox="0 0 4945 4685">
          <text:p/>
        </draw:connector>
        <draw:connector draw:style-name="gr6" draw:text-style-name="P1" draw:layer="layout" draw:type="line" svg:x1="22.164cm" svg:y1="25.193cm" svg:x2="14.496cm" svg:y2="16.538cm" draw:end-shape="id2" draw:end-glue-point="1" svg:d="M22164 25193l-7668-8655" svg:viewBox="0 0 7669 8656">
          <text:p/>
        </draw:connector>
        <draw:line draw:style-name="gr6" draw:text-style-name="P1" draw:layer="layout" svg:x1="11.1cm" svg:y1="10.2cm" svg:x2="22.3cm" svg:y2="9.3cm">
          <text:p/>
        </draw:line>
        <draw:custom-shape draw:style-name="gr7" draw:text-style-name="P1" draw:layer="layout" svg:width="6cm" svg:height="6cm" svg:x="22.2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cm" svg:height="6cm" svg:x="22.2cm" svg:y="14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cm" svg:height="6cm" svg:x="22.2cm" svg:y="2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cm" svg:height="6cm" svg:x="29.2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cm" svg:height="6cm" svg:x="29.2cm" svg:y="14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cm" svg:height="6cm" svg:x="29.2cm" svg:y="2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cm" svg:height="6cm" svg:x="36.2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cm" svg:height="6cm" svg:x="36.2cm" svg:y="14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cm" svg:height="6cm" svg:x="36.2cm" svg:y="22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09T11:38:32.092000000</dc:date>
    <meta:editing-duration>PT36M4S</meta:editing-duration>
    <meta:editing-cycles>10</meta:editing-cycles>
    <meta:generator>LibreOffice/5.3.7.2$Windows_X86_64 LibreOffice_project/6b8ed514a9f8b44d37a1b96673cbbdd077e24059</meta:generator>
    <meta:document-statistic meta:object-count="23"/>
  </office:meta>
</office:document-meta>
</file>